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fo:color="#004dbb"/>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b05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fo:color="#4bacc6"/>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4dbb"/>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fo:color="#ff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text:p>
      <text:p text:style-name="P1"><text:span text:style-name="T2">NodeJS et ExpressJS</text:span></text:p>
      <text:p text:style-name="P2"><text:span text:style-name="T3"/></text:p>
      <text:p text:style-name="P2"><text:span text:style-name="T4">L'apprentissage de nodeJs et expressJS à travers un projet de Livre d'or :</text:span></text:p>
      <text:p text:style-name="P2"><text:span text:style-name="T5"/></text:p>
      <text:p text:style-name="P2"><text:span text:style-name="T6">ExpressJS est un outil utilisé sous NodeJS que l'on peut catégoriser de micro-framework comme silex et sinatra sous PHP.</text:span></text:p>
      <text:p text:style-name="P2"><text:span text:style-name="T6">ExpressJS va nous permettre de gérer du routing, de créer des MiddleWares. En revanche, Il ne va pas nous offrir de partie ORM pour exploiter une base de données.</text:span></text:p>
      <text:p text:style-name="P2"><text:span text:style-name="T6">Nous verrons qu'il est possible de venir gréffer des modules trés utiles pour développer nos applications.</text:span></text:p>
      <text:p text:style-name="P2"><text:span text:style-name="T6">Lorsque nous créons un nouveau projet, nous avons souvent besoin de modules externes et devons donc créer un fichier package.json dans lequel nous allons trouver toutes les dépendances. Nous aborderons plus loin la notion de<text:s text:c="2"/>versions de nos dépendances et comment éviter des mises à jours de modules qui pourraient faire que notre application ne fonctionne plus.</text:span></text:p>
      <text:p text:style-name="P2"><text:span text:style-name="T6">Pour créer ce fichier json, il suffit, sous le prompt console NodeJs de lancer dans notre dossier projet --&gt; exemple c:\cours\livreOrd<text:s text:c="2"/>la commande suivante :</text:span></text:p>
      <text:p text:style-name="P2"><text:span text:style-name="T6">npm init</text:span></text:p>
      <text:p text:style-name="P2"><text:span text:style-name="T6">et de répondre au questions posées.<text:s text:c="2"/>Si vous utilisez GITHUB pour développer une application en mode coopératif, il faut spécifier le dépot distant utilisé.</text:span></text:p>
      <text:p text:style-name="P2"><text:span text:style-name="T6">Sous le prompt de la console NodeJs, nous allons pouvoir installer le micro-frameWork Express de la manière suivante :</text:span></text:p>
      <text:p text:style-name="P2"><text:span text:style-name="T6">npm i -S express</text:span></text:p>
      <text:p text:style-name="P2"><text:span text:style-name="T6">Nous observerons la dépendance express dans notre fichier Json. Dans le dossier node_modules a été ajouté un sous-dossier express.</text:span></text:p>
      <text:p text:style-name="P2"><text:span text:style-name="T6">Dans le fichier package.json, nous pouvons modifier l'entrée "start" et lancer notre serveur node en utilisant le module nodemon que nous allons installer par la commande :</text:span></text:p>
      <text:p text:style-name="P2"><text:span text:style-name="T6">npm i -S nodemon</text:span></text:p>
      <text:p text:style-name="P2"><text:span text:style-name="T6">nous modifions l'entreé Start de la sorte :<text:s text:c="3"/>"start": nodemon server.js</text:span></text:p>
      <text:p text:style-name="P2"><text:span text:style-name="T6">et sous le prompt NodeJs :<text:s text:c="3"/>npm run start</text:span></text:p>
      <text:p text:style-name="P2"><text:span text:style-name="T7"/></text:p>
      <text:p text:style-name="P2"><text:span text:style-name="T8">Le micro-framework expressJS nous donne la possibilité d'utiliser un moteur de template comme JADE et EJS.<text:s text:c="2"/>Apprenons à utiliser EJS pour l'affichage de nos vues.</text:span></text:p>
      <text:p text:style-name="P2"><text:span text:style-name="T8">Pour l'installer, nous allons comme à notre habitude utiliser le gestionnaire de package NPM.</text:span></text:p>
      <text:p text:style-name="P2"><text:span text:style-name="T8">sous le prompt NodeJS :<text:s text:c="3"/>npm i -S ejs</text:span></text:p>
      <text:p text:style-name="P2"><text:span text:style-name="T8">Une fois installé, nous devons indiquer dans notre programme javascript quel moteur de template nous allons utiliser.<text:s text:c="2"/>voir le programme server.js sur le dépot distant :</text:span></text:p>
      <text:p text:style-name="P2"><text:a xlink:href="https://github.com/laurent6262/livreOr.git"><text:span text:style-name="T9">https://github.com/laurent6262/livreOr.git</text:span></text:a><text:span text:style-name="T10"/></text:p>
      <text:p text:style-name="P2"><text:span text:style-name="T11">Nous allons voir maintenant comment implémenter du CSS en utilsant semantic-ui. Nous pouvons télécharger les fichiers CSS sur semantic-ui.com</text:span></text:p>
      <text:p text:style-name="P2"><text:span text:style-name="T11">télécharger le fichier ZIP. Extraire la totalité des fichiers et copier le tout dans un dossier nommé public. Si ce dernier n'existe pas dans votre projet, il faut le créer et éventuellement créer un sous-dossier semantic.</text:span></text:p>
      <text:p text:style-name="P2"><text:span text:style-name="T11">Vous devez maintenant ajouter dans vos programmes une balise Link qui précisera l'emplacement et le nom des fichiers CSS à utiliser. Vous pouvez voir un exemple dans le fichier views/pages/index.ejs.</text:span></text:p>
      <text:p text:style-name="P2"><text:span text:style-name="T11">&lt;link rel="stylesheet" href="/semantic/semantic.min.css"&gt;</text:span></text:p>
      <text:p text:style-name="P2"><text:span text:style-name="T11">le fichier css demandé ne sera pas trouvé car aucune route n'a été définie pour<text:s text:c="2"/>cette url.</text:span></text:p>
      <text:p text:style-name="P2"><text:span text:style-name="T11">Pour les fichiers statiques, il faudra préciser à express JS<text:s text:c="2"/>le dossier où ils se trouvent. Un exemple est donné dans le programme server.js sur le dépot distant.</text:span></text:p>
      <text:p text:style-name="P2"><text:span text:style-name="T11">Pour différencier les urls qui pointent sur des fichiers statiques, on peut faire précéder "assets" dans l'url du href comme ceci :</text:span></text:p>
      <text:p text:style-name="P2"><text:span text:style-name="T11">&lt;link rel="stylesheet" href="/assets/semantic/semantic.min.css"&gt;</text:span></text:p>
      <text:p text:style-name="P2"><text:span text:style-name="T11">et modifier la ligne de code :<text:s text:c="2"/>app.use('/assets',express.static('public')</text:span></text:p>
      <text:p text:style-name="P2"><text:span text:style-name="T11">Vous constatez que une portion de code devra être présente dans un grand nombre de programmes. il vous faudra donc utiliser la directive Include.</text:span></text:p>
      <text:p text:style-name="P2"><text:span text:style-name="T11">exemple : &lt;%- include('header'); -%&gt;</text:span></text:p>
      <text:p text:style-name="P2"><text:span text:style-name="T12"/></text:p>
      <text:p text:style-name="P2"><text:span text:style-name="T13">Apprenons maintenant à analyser le corps d'une requête envoyée à notre serveur. Nous pouvons le faire en regardant ce contient la propriété body de l'objet Request.</text:span></text:p>
      <text:p text:style-name="P2"><text:span text:style-name="T13">Request.body contient des informations de type clé/valeur. Par défaut, ces informations ne sont pas exploitables. Il va nous falloir utiliser un middleWare ( body-parser ) pour pouvoir accèder à des informations claires.</text:span></text:p>
      <text:p text:style-name="P2"><text:span text:style-name="T13">Le rôle du MiddleWare est d'analyser les requêtes entrantes et de nous formatter les données de l'objet request pour que nous puissions les traiter correctement.</text:span></text:p>
      <text:p text:style-name="P2"><text:span text:style-name="T13">Il nous faut donc installer ce nouveau module : body-parser à l'aide de NPM</text:span></text:p>
      <text:p text:style-name="P2"><text:span text:style-name="T13">npm i -S body-parser</text:span></text:p>
      <text:p text:style-name="P2"><text:span text:style-name="T13">une fois installé et comme à notre habitude, il faut faire le require de cette manière :</text:span></text:p>
      <text:p text:style-name="P2"><text:span text:style-name="T13">let bodyParser = require('body-parser') et ensuite paramètrer le middleWare</text:span></text:p>
      <text:p text:style-name="P2"><text:span text:style-name="T13">voir programme server.js sur le dépot distant.</text:span></text:p>
      <text:p text:style-name="P2"><text:span text:style-name="T13">nous pouvons tester maintenant le contenu de la variable message de notre formulaire et afficher un message d'erreur si rien n'a été saisi et que le formulaire a été envoyé.</text:span></text:p>
      <text:p text:style-name="P2"><text:span text:style-name="T13">la variable erreur devra être préfixée de<text:s/></text:span><text:span text:style-name="T14">locals</text:span><text:span text:style-name="T15"><text:s/>pour pouvoir être testée dans notre programme header.ejs car sans ce préfixe les variables locales ne sont pas connues.</text:span></text:p>
      <text:p text:style-name="P2"><text:span text:style-name="T15">la variable sera testée de la manière suivante : if ( locals.erreur) { .....}</text:span></text:p>
      <text:p text:style-name="P2"><text:span text:style-name="T16"/></text:p>
      <text:p text:style-name="P2"><text:span text:style-name="T17">Nous allons aborder maintenant la notion de session. Installer le module express-session à l'aide de NPM.</text:span></text:p>
      <text:p text:style-name="P2"><text:span text:style-name="T17">npm i -S express-session</text:span></text:p>
      <text:p text:style-name="P2"><text:span text:style-name="T17">puis dans votre programme server.js<text:s text:c="2"/>faire un require de ce module de la manière suivante :</text:span></text:p>
      <text:p text:style-name="P2"><text:span text:style-name="T17">let session=require('express-session')</text:span></text:p>
      <text:p text:style-name="P2"><text:span text:style-name="T17">il faut également ajuster quelques paramètres pour pouvoir utiliser ce module. Voir le programme server.js au paragraphe des middleWares.</text:span></text:p>
      <text:p text:style-name="P2"><text:span text:style-name="T18">Comment créer un MiddleWare ?</text:span></text:p>
      <text:p text:style-name="P2"><text:span text:style-name="T19">Pour créer un middleware,il suffit de faire un<text:s/></text:span><text:span text:style-name="T20">app.use<text:s/></text:span><text:span text:style-name="T21">et de lui passer en paramètre une fonction qui prendra 3 paramètres : la requête ( request), la réponse ( response ) et le next qui signifie ( doit-on effectuer l'opération suivante ? )</text:span></text:p>
      <text:p text:style-name="P2"><text:span text:style-name="T21">Créons le dossier middlewares et le nouveau programme flash.js. Ce code contiendra une fonction à laquelle on passe deux paramètres ( type et contenu ). il en résultera la création d'un objet flash enregistré dans une session . Cet objet contiendra la propriété error si la validation du formulaire a été faite sans avoir mis de message.</text:span></text:p>
      <text:p text:style-name="P2"><text:span text:style-name="T21">nous voyons également l'utilisation de module.exports = function (request,response,next ) </text:span></text:p>
      <text:p text:style-name="P2"><text:span text:style-name="T22"/></text:p>
      <text:p text:style-name="P2"><text:span text:style-name="T23">Nous allons maintenant voir comment se connecter à une base de données mysql et écrire nos messages dans une table.</text:span></text:p>
      <text:p text:style-name="P2"><text:span text:style-name="T24">il va tout dabord installer le module mysql à l'aide de la commande :</text:span></text:p>
      <text:p text:style-name="P2"><text:span text:style-name="T25">mpm i -S mysql</text:span></text:p>
      <text:p text:style-name="P2"><text:span text:style-name="T25">pour la partie création de la base de données, nous devons installer WampServer et à l'aide de PhpMyAdmin créer notre base de données TUTO et notre table messages.</text:span></text:p>
      <text:p text:style-name="P2"><text:span text:style-name="T25">Nous allons de nouveau utiliser l'instruction module.exports= .....<text:s text:c="2"/>pour procéder à la connection à notre base de données TUTO. pour celà voir le programme db.js </text:span></text:p>
      <text:p text:style-name="P2"><text:span text:style-name="T25">En ce qui concerne l'affichage du message "message enregistré dans la base de données" celui-ci ne s'afficher pas car nous avions mis l'instruction response.redirect('/') juste derrière le if/else qui traite le message envoyé par le formulaire.<text:s text:c="2"/>Du fait du traitement asyncrone de Node et d'avoir mis cette instruction à la sortie du else/if, nous étions tout de suite redirigé vers la page '/' et le message success n'était pas affiché.<text:s text:c="2"/></text:span></text:p>
      <text:p text:style-name="P2"><text:span text:style-name="T25">Nous devons donc mettre ce response.redirect('/') dans le if et aussi dans le else et le problème est réglé.</text:span></text:p>
      <text:p text:style-name="P2"><text:span text:style-name="T25"/></text:p>
      <text:p text:style-name="P2"><text:span text:style-name="T25">Nous allons maintenant créer une méthode qui va nous permettre d'afficher tous les messages postés.<text:s text:c="2"/>Pour cela nous allons ajouter du code à la classe Message.</text:span></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6"/></text:p>
      <text:p text:style-name="P2"><text:span text:style-name="T27"><text:s/></text:span></text:p>
      <text:p text:style-name="P2"><text:span text:style-name="T28"/></text:p>
      <text:p text:style-name="P2"><text:span text:style-name="T28"/></text:p>
      <text:p text:style-name="P2"><text:span text:style-name="T28"/></text:p>
      <text:p text:style-name="P2"><text:span text:style-name="T28"/></text:p>
      <text:p text:style-name="P2"><text:span text:style-name="T28"/></text:p>
      <text:p text:style-name="P2"><text:span text:style-name="T29"><text:s/></text:span></text:p>
      <text:p text:style-name="P2"><text:span text:style-name="T30"/></text:p>
      <text:p text:style-name="P2"><text:span text:style-name="T31"><text:s/></text:span></text:p>
      <text:p text:style-name="P2"><text:span text:style-name="T32"/></text:p>
      <text:p text:style-name="P2"><text:span text:style-name="T32"/></text:p>
      <text:p text:style-name="P2"><text:span text:style-name="T32"/></text:p>
      <text:p text:style-name="P2"><text:span text:style-name="T32"/></text:p>
      <text:p text:style-name="P2"><text:span text:style-name="T32"/></text:p>
      <text:p text:style-name="P2"><text:span text:style-name="T33"><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